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in" fo:border="none" style:writing-mode="page"/>
    </style:style>
    <style:style style:name="Table1.7" style:family="table-row">
      <style:table-row-properties style:min-row-height="0.2215in"/>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in" fo:border="none" style:writing-mode="page"/>
    </style:style>
    <style:style style:name="Table2.7" style:family="table-row">
      <style:table-row-properties style:min-row-height="0.2215in"/>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in" fo:border="none" style:writing-mode="page"/>
    </style:style>
    <style:style style:name="Table3.7" style:family="table-row">
      <style:table-row-properties style:min-row-height="0.2215in"/>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in" fo:border="none" style:writing-mode="page"/>
    </style:style>
    <style:style style:name="Table4.7" style:family="table-row">
      <style:table-row-properties style:min-row-height="0.2215in"/>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writing-mode="page"/>
    </style:style>
    <style:style style:name="Table5.7" style:family="table-row">
      <style:table-row-properties style:min-row-height="0.2215in"/>
    </style:style>
    <style:style style:name="P1" style:family="paragraph" style:parent-style-name="Standard">
      <style:text-properties officeooo:paragraph-rsid="0006d0cb"/>
    </style:style>
    <style:style style:name="P2" style:family="paragraph" style:parent-style-name="Standard">
      <style:text-properties fo:font-weight="bold" officeooo:rsid="0006d0cb" officeooo:paragraph-rsid="0006d0cb" style:font-weight-asian="bold" style:font-weight-complex="bold"/>
    </style:style>
    <style:style style:name="P3" style:family="paragraph" style:parent-style-name="Table_20_Contents">
      <style:text-properties fo:font-weight="bold" officeooo:rsid="0006d0cb" officeooo:paragraph-rsid="0006d0cb" style:font-weight-asian="bold" style:font-weight-complex="bold"/>
    </style:style>
    <style:style style:name="P4" style:family="paragraph" style:parent-style-name="Text_20_body">
      <style:text-properties fo:font-weight="bold" officeooo:rsid="0006d0cb" officeooo:paragraph-rsid="0006d0cb" style:font-weight-asian="bold" style:font-weight-complex="bold"/>
    </style:style>
    <style:style style:name="P5" style:family="paragraph" style:parent-style-name="Standard">
      <style:text-properties fo:font-weight="bold" officeooo:rsid="00082763" officeooo:paragraph-rsid="00082763" style:font-weight-asian="bold" style:font-weight-complex="bold"/>
    </style:style>
    <style:style style:name="P6" style:family="paragraph" style:parent-style-name="Text_20_body">
      <style:text-properties fo:font-weight="bold" officeooo:rsid="00082763" officeooo:paragraph-rsid="00082763" style:font-weight-asian="bold" style:font-weight-complex="bold"/>
    </style:style>
    <style:style style:name="P7" style:family="paragraph" style:parent-style-name="Standard">
      <style:text-properties fo:font-weight="bold" officeooo:rsid="000dd726" officeooo:paragraph-rsid="000dd726" style:font-weight-asian="bold" style:font-weight-complex="bold"/>
    </style:style>
    <style:style style:name="P8" style:family="paragraph" style:parent-style-name="Standard">
      <style:text-properties fo:font-weight="normal" officeooo:rsid="0006d0cb" officeooo:paragraph-rsid="0006d0cb" style:font-weight-asian="normal" style:font-weight-complex="normal"/>
    </style:style>
    <style:style style:name="P9" style:family="paragraph" style:parent-style-name="Standard">
      <style:text-properties fo:font-weight="normal" officeooo:rsid="00082763" officeooo:paragraph-rsid="00082763" style:font-weight-asian="normal" style:font-weight-complex="normal"/>
    </style:style>
    <style:style style:name="P10" style:family="paragraph" style:parent-style-name="Standard">
      <style:text-properties fo:font-weight="normal" officeooo:rsid="000dd726" officeooo:paragraph-rsid="000dd726" style:font-weight-asian="normal" style:font-weight-complex="normal"/>
    </style:style>
    <style:style style:name="P11" style:family="paragraph" style:parent-style-name="Standard">
      <style:paragraph-properties fo:margin-left="0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2" style:family="paragraph" style:parent-style-name="Standard">
      <style:paragraph-properties fo:margin-left="0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bold" officeooo:paragraph-rsid="0006d0cb" style:text-blinking="false" fo:background-color="transparent"/>
    </style:style>
    <style:style style:name="P13" style:family="paragraph" style:parent-style-name="Text_20_body">
      <style:paragraph-properties fo:margin-left="0in" fo:margin-right="0in" fo:margin-top="0.1665in" fo:margin-bottom="0in" style:contextual-spacing="false" fo:line-height="144%"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082763" officeooo:paragraph-rsid="00082763" style:text-blinking="false" fo:background-color="transparent" style:font-weight-asian="bold" style:font-weight-complex="bold"/>
    </style:style>
    <style:style style:name="P15" style:family="paragraph" style:parent-style-name="Text_20_body">
      <style:paragraph-properties fo:margin-left="0in" fo:margin-right="0in" fo:margin-top="0.1665in" fo:margin-bottom="0in" style:contextual-spacing="false" fo:line-height="144%"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6" style:family="paragraph" style:parent-style-name="Table_20_Contents">
      <style:text-properties officeooo:rsid="000b1315" officeooo:paragraph-rsid="000b1315"/>
    </style:style>
    <style:style style:name="P17" style:family="paragraph" style:parent-style-name="Table_20_Contents">
      <style:text-properties officeooo:rsid="000b9b69" officeooo:paragraph-rsid="000b9b69"/>
    </style:style>
    <style:style style:name="P18" style:family="paragraph" style:parent-style-name="Table_20_Contents">
      <style:text-properties officeooo:rsid="000cf47b" officeooo:paragraph-rsid="000cf47b"/>
    </style:style>
    <style:style style:name="P19" style:family="paragraph" style:parent-style-name="Table_20_Contents">
      <style:text-properties officeooo:rsid="000dd726" officeooo:paragraph-rsid="000dd726"/>
    </style:style>
    <style:style style:name="P20" style:family="paragraph" style:parent-style-name="Standard">
      <style:text-properties fo:font-weight="bold" officeooo:rsid="000dd726" officeooo:paragraph-rsid="000dd726" style:font-weight-asian="bold" style:font-weight-complex="bold"/>
    </style:style>
    <style:style style:name="P21" style:family="paragraph" style:parent-style-name="Table_20_Contents">
      <style:text-properties officeooo:rsid="0013f90a" officeooo:paragraph-rsid="0013f90a"/>
    </style:style>
    <style:style style:name="T1" style:family="text">
      <style:text-properties officeooo:rsid="000dd726"/>
    </style:style>
    <style:style style:name="T2" style:family="text">
      <style:text-properties fo:font-weight="normal" style:font-weight-asian="normal" style:font-weight-complex="normal"/>
    </style:style>
    <style:style style:name="T3" style:family="text">
      <style:text-properties style:font-name="Arial" fo:font-size="11pt" fo:font-style="normal" fo:font-weight="normal"/>
    </style:style>
    <style:style style:name="T4" style:family="text">
      <style:text-properties officeooo:rsid="001246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p>
      <text:p text:style-name="P6">Code:</text:p>
      <text:p text:style-name="P6">import copy_result from Amy;</text:p>
      <text:p text:style-name="P6"/>
      <text:p text:style-name="P6">#[on("bob")]</text:p>
      <text:p text:style-name="P6">commit_result("bobs_jedis", copy_result(new Data { name := "jedis" }));</text:p>
      <table:table table:name="Table1" table:style-name="Table1">
        <table:table-column table:style-name="Table1.A"/>
        <table:table-column table:style-name="Table1.B"/>
        <table:table-row>
          <table:table-cell table:style-name="Table1.A1" office:value-type="string">
            <text:p text:style-name="P3">Test</text:p>
          </table:table-cell>
          <table:table-cell table:style-name="Table1.A1" office:value-type="string">
            <text:p text:style-name="P3">Oordeel</text:p>
          </table:table-cell>
        </table:table-row>
        <table:table-row>
          <table:table-cell table:style-name="Table1.A1" office:value-type="string">
            <text:p text:style-name="P11"><text:bookmark text:name="docs-internal-guid-88dbc726-7fff-72a8-08a4-0d15546e4e0a"/>Efficiency</text:p>
          </table:table-cell>
          <table:table-cell table:style-name="Table1.A1" office:value-type="string">
            <text:p text:style-name="P16">5</text:p>
          </table:table-cell>
        </table:table-row>
        <table:table-row>
          <table:table-cell table:style-name="Table1.A1" office:value-type="string">
            <text:p text:style-name="P11"><text:bookmark text:name="docs-internal-guid-eca75cb2-7fff-8b6f-8d7d-3e20b419e906"/>Correctness</text:p>
          </table:table-cell>
          <table:table-cell table:style-name="Table1.A1" office:value-type="string">
            <text:p text:style-name="P16">geen</text:p>
          </table:table-cell>
        </table:table-row>
        <table:table-row>
          <table:table-cell table:style-name="Table1.A1" office:value-type="string">
            <text:p text:style-name="P11"><text:bookmark text:name="docs-internal-guid-24daa9fc-7fff-a677-7043-4d226accc816"/>Completeness</text:p>
          </table:table-cell>
          <table:table-cell table:style-name="Table1.A1" office:value-type="string">
            <text:p text:style-name="P16">5</text:p>
          </table:table-cell>
        </table:table-row>
        <table:table-row>
          <table:table-cell table:style-name="Table1.A1" office:value-type="string">
            <text:p text:style-name="P11"><text:bookmark text:name="docs-internal-guid-d372e712-7fff-bdb8-87a9-3d6f8ff33c00"/>Maintainability</text:p>
          </table:table-cell>
          <table:table-cell table:style-name="Table1.A1" office:value-type="string">
            <text:p text:style-name="P16">5</text:p>
          </table:table-cell>
        </table:table-row>
        <table:table-row>
          <table:table-cell table:style-name="Table1.A1" office:value-type="string">
            <text:p text:style-name="P11"><text:bookmark text:name="docs-internal-guid-767dc8f9-7fff-d744-f1ad-f9c278bc222d"/>Readability</text:p>
          </table:table-cell>
          <table:table-cell table:style-name="Table1.A1" office:value-type="string">
            <text:p text:style-name="P19">5</text:p>
          </table:table-cell>
        </table:table-row>
        <table:table-row table:style-name="Table1.7">
          <table:table-cell table:style-name="Table1.A1" office:value-type="string">
            <text:p text:style-name="P11"><text:bookmark text:name="docs-internal-guid-401e456b-7fff-f0e6-c2f9-4abe815694f3"/>Vulnerability</text:p>
          </table:table-cell>
          <table:table-cell table:style-name="Table1.A1" office:value-type="string">
            <text:p text:style-name="P16">5</text:p>
          </table:table-cell>
        </table:table-row>
      </table:table>
      <text:p text:style-name="Standard"/>
      <text:p text:style-name="P4">2.</text:p>
      <text:p text:style-name="P6">Code:</text:p>
      <text:p text:style-name="P6">import copy_result from example_library;</text:p>
      <text:p text:style-name="P6"/>
      <text:p text:style-name="P6">#[on("bob")]</text:p>
      <text:p text:style-name="P6">commit_result("bobs_jedis", copy_result(new Data { name := "jedis" }));</text:p>
      <table:table table:name="Table2" table:style-name="Table2">
        <table:table-column table:style-name="Table2.A"/>
        <table:table-column table:style-name="Table2.B"/>
        <table:table-row>
          <table:table-cell table:style-name="Table2.A1" office:value-type="string">
            <text:p text:style-name="P3">Test</text:p>
          </table:table-cell>
          <table:table-cell table:style-name="Table2.A1" office:value-type="string">
            <text:p text:style-name="P3">Oordeel</text:p>
          </table:table-cell>
        </table:table-row>
        <table:table-row>
          <table:table-cell table:style-name="Table2.A1" office:value-type="string">
            <text:p text:style-name="P12"><text:bookmark text:name="docs-internal-guid-88dbc726-7fff-72a8-08a4-0d15546e4e0a Copy 1"/>Efficiency</text:p>
          </table:table-cell>
          <table:table-cell table:style-name="Table2.A1" office:value-type="string">
            <text:p text:style-name="P16">5</text:p>
          </table:table-cell>
        </table:table-row>
        <table:table-row>
          <table:table-cell table:style-name="Table2.A1" office:value-type="string">
            <text:p text:style-name="P12"><text:bookmark text:name="docs-internal-guid-eca75cb2-7fff-8b6f-8d7d-3e20b419e906 Copy 1"/>Correctness</text:p>
          </table:table-cell>
          <table:table-cell table:style-name="Table2.A1" office:value-type="string">
            <text:p text:style-name="P17">geen</text:p>
          </table:table-cell>
        </table:table-row>
        <table:table-row>
          <table:table-cell table:style-name="Table2.A1" office:value-type="string">
            <text:p text:style-name="P12"><text:bookmark text:name="docs-internal-guid-24daa9fc-7fff-a677-7043-4d226accc816 Copy 1"/>Completeness</text:p>
          </table:table-cell>
          <table:table-cell table:style-name="Table2.A1" office:value-type="string">
            <text:p text:style-name="P16">5</text:p>
          </table:table-cell>
        </table:table-row>
        <table:table-row>
          <table:table-cell table:style-name="Table2.A1" office:value-type="string">
            <text:p text:style-name="P12"><text:bookmark text:name="docs-internal-guid-d372e712-7fff-bdb8-87a9-3d6f8ff33c00 Copy 1"/>Maintainability</text:p>
          </table:table-cell>
          <table:table-cell table:style-name="Table2.A1" office:value-type="string">
            <text:p text:style-name="P16">5</text:p>
          </table:table-cell>
        </table:table-row>
        <table:table-row>
          <table:table-cell table:style-name="Table2.A1" office:value-type="string">
            <text:p text:style-name="P12"><text:bookmark text:name="docs-internal-guid-767dc8f9-7fff-d744-f1ad-f9c278bc222d Copy 1"/>Readability</text:p>
          </table:table-cell>
          <table:table-cell table:style-name="Table2.A1" office:value-type="string">
            <text:p text:style-name="P19">5</text:p>
          </table:table-cell>
        </table:table-row>
        <table:table-row table:style-name="Table2.7">
          <table:table-cell table:style-name="Table2.A1" office:value-type="string">
            <text:p text:style-name="P12"><text:bookmark text:name="docs-internal-guid-401e456b-7fff-f0e6-c2f9-4abe815694f3 Copy 1"/>Vulnerability</text:p>
          </table:table-cell>
          <table:table-cell table:style-name="Table2.A1" office:value-type="string">
            <text:p text:style-name="P16">5</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3. <text:span text:style-name="T4">(revised, efficency 1 hoger dan orgineel gegeven was)</text:span></text:p>
      <text:p text:style-name="P6">Code:</text:p>
      <text:p text:style-name="P6">import copy_result;</text:p>
      <text:p text:style-name="P6">import commit_result;</text:p>
      <text:p text:style-name="P6"/>
      <text:p text:style-name="P6">#[on("bob")]</text:p>
      <text:p text:style-name="P6">commit_result("bobs_jedis", copy_result(new Data { name := "jedis" }));</text:p>
      <table:table table:name="Table3" table:style-name="Table3">
        <table:table-column table:style-name="Table3.A"/>
        <table:table-column table:style-name="Table3.B"/>
        <table:table-row>
          <table:table-cell table:style-name="Table3.A1" office:value-type="string">
            <text:p text:style-name="P3">Test</text:p>
          </table:table-cell>
          <table:table-cell table:style-name="Table3.A1" office:value-type="string">
            <text:p text:style-name="P3">Oordeel</text:p>
          </table:table-cell>
        </table:table-row>
        <table:table-row>
          <table:table-cell table:style-name="Table3.A1" office:value-type="string">
            <text:p text:style-name="P12"><text:bookmark text:name="docs-internal-guid-88dbc726-7fff-72a8-08a4-0d15546e4e0a Copy 2"/>Efficiency</text:p>
          </table:table-cell>
          <table:table-cell table:style-name="Table3.A1" office:value-type="string">
            <text:p text:style-name="P21">5</text:p>
          </table:table-cell>
        </table:table-row>
        <table:table-row>
          <table:table-cell table:style-name="Table3.A1" office:value-type="string">
            <text:p text:style-name="P12"><text:bookmark text:name="docs-internal-guid-eca75cb2-7fff-8b6f-8d7d-3e20b419e906 Copy 2"/>Correctness</text:p>
          </table:table-cell>
          <table:table-cell table:style-name="Table3.A1" office:value-type="string">
            <text:p text:style-name="P17">Geen (parsed wel)</text:p>
          </table:table-cell>
        </table:table-row>
        <table:table-row>
          <table:table-cell table:style-name="Table3.A1" office:value-type="string">
            <text:p text:style-name="P12"><text:bookmark text:name="docs-internal-guid-24daa9fc-7fff-a677-7043-4d226accc816 Copy 2"/>Completeness</text:p>
          </table:table-cell>
          <table:table-cell table:style-name="Table3.A1" office:value-type="string">
            <text:p text:style-name="P17">5</text:p>
          </table:table-cell>
        </table:table-row>
        <table:table-row>
          <table:table-cell table:style-name="Table3.A1" office:value-type="string">
            <text:p text:style-name="P12"><text:bookmark text:name="docs-internal-guid-d372e712-7fff-bdb8-87a9-3d6f8ff33c00 Copy 2"/>Maintainability</text:p>
          </table:table-cell>
          <table:table-cell table:style-name="Table3.A1" office:value-type="string">
            <text:p text:style-name="P17">4</text:p>
          </table:table-cell>
        </table:table-row>
        <table:table-row>
          <table:table-cell table:style-name="Table3.A1" office:value-type="string">
            <text:p text:style-name="P12"><text:bookmark text:name="docs-internal-guid-767dc8f9-7fff-d744-f1ad-f9c278bc222d Copy 2"/>Readability</text:p>
          </table:table-cell>
          <table:table-cell table:style-name="Table3.A1" office:value-type="string">
            <text:p text:style-name="P19">5</text:p>
          </table:table-cell>
        </table:table-row>
        <table:table-row table:style-name="Table3.7">
          <table:table-cell table:style-name="Table3.A1" office:value-type="string">
            <text:p text:style-name="P12"><text:bookmark text:name="docs-internal-guid-401e456b-7fff-f0e6-c2f9-4abe815694f3 Copy 2"/>Vulnerability</text:p>
          </table:table-cell>
          <table:table-cell table:style-name="Table3.A1" office:value-type="string">
            <text:p text:style-name="P17">4</text:p>
          </table:table-cell>
        </table:table-row>
      </table:table>
      <text:p text:style-name="P1"/>
      <text:p text:style-name="P4">4. <text:span text:style-name="T4">(revised, efficency 1 hoger dan orgineel gegeven was)</text:span></text:p>
      <text:p text:style-name="P6">Code:</text:p>
      <text:p text:style-name="P6">import commit_result, copy_result;</text:p>
      <text:p text:style-name="P6"/>
      <text:p text:style-name="P6">#[on("bob")]</text:p>
      <text:p text:style-name="P6">commit_result("bobs_jedis", copy_result(new Data { name := "jedis" }));</text:p>
      <text:p text:style-name="P6"/>
      <table:table table:name="Table4" table:style-name="Table4">
        <table:table-column table:style-name="Table4.A"/>
        <table:table-column table:style-name="Table4.B"/>
        <table:table-row>
          <table:table-cell table:style-name="Table4.A1" office:value-type="string">
            <text:p text:style-name="P3">Test</text:p>
          </table:table-cell>
          <table:table-cell table:style-name="Table4.A1" office:value-type="string">
            <text:p text:style-name="P3">Oordeel</text:p>
          </table:table-cell>
        </table:table-row>
        <table:table-row>
          <table:table-cell table:style-name="Table4.A1" office:value-type="string">
            <text:p text:style-name="P12"><text:bookmark text:name="docs-internal-guid-88dbc726-7fff-72a8-08a4-0d15546e4e0a Copy 3"/>Efficiency</text:p>
          </table:table-cell>
          <table:table-cell table:style-name="Table4.A1" office:value-type="string">
            <text:p text:style-name="P21">5</text:p>
          </table:table-cell>
        </table:table-row>
        <table:table-row>
          <table:table-cell table:style-name="Table4.A1" office:value-type="string">
            <text:p text:style-name="P12"><text:bookmark text:name="docs-internal-guid-eca75cb2-7fff-8b6f-8d7d-3e20b419e906 Copy 3"/>Correctness</text:p>
          </table:table-cell>
          <table:table-cell table:style-name="Table4.A1" office:value-type="string">
            <text:p text:style-name="P18">Crashed brane</text:p>
          </table:table-cell>
        </table:table-row>
        <table:table-row>
          <table:table-cell table:style-name="Table4.A1" office:value-type="string">
            <text:p text:style-name="P12"><text:bookmark text:name="docs-internal-guid-24daa9fc-7fff-a677-7043-4d226accc816 Copy 3"/>Completeness</text:p>
          </table:table-cell>
          <table:table-cell table:style-name="Table4.A1" office:value-type="string">
            <text:p text:style-name="P17">5</text:p>
          </table:table-cell>
        </table:table-row>
        <table:table-row>
          <table:table-cell table:style-name="Table4.A1" office:value-type="string">
            <text:p text:style-name="P12"><text:bookmark text:name="docs-internal-guid-d372e712-7fff-bdb8-87a9-3d6f8ff33c00 Copy 3"/>Maintainability</text:p>
          </table:table-cell>
          <table:table-cell table:style-name="Table4.A1" office:value-type="string">
            <text:p text:style-name="P17">4</text:p>
          </table:table-cell>
        </table:table-row>
        <table:table-row>
          <table:table-cell table:style-name="Table4.A1" office:value-type="string">
            <text:p text:style-name="P12"><text:bookmark text:name="docs-internal-guid-767dc8f9-7fff-d744-f1ad-f9c278bc222d Copy 3"/>Readability</text:p>
          </table:table-cell>
          <table:table-cell table:style-name="Table4.A1" office:value-type="string">
            <text:p text:style-name="P19">5</text:p>
          </table:table-cell>
        </table:table-row>
        <table:table-row table:style-name="Table4.7">
          <table:table-cell table:style-name="Table4.A1" office:value-type="string">
            <text:p text:style-name="P12"><text:bookmark text:name="docs-internal-guid-401e456b-7fff-f0e6-c2f9-4abe815694f3 Copy 3"/>Vulnerability</text:p>
          </table:table-cell>
          <table:table-cell table:style-name="Table4.A1" office:value-type="string">
            <text:p text:style-name="P17">4</text:p>
          </table:table-cell>
        </table:table-row>
      </table:table>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5.</text:p>
      <text:p text:style-name="P6">Code:</text:p>
      <text:p text:style-name="P6">import copy_result;</text:p>
      <text:p text:style-name="P6"/>
      <text:p text:style-name="P6">#[on("bob")]</text:p>
      <text:p text:style-name="P6">commit_result("bobs_jedis", copy_result(new Data { name := "jedis" }));</text:p>
      <text:p text:style-name="P6"/>
      <table:table table:name="Table5" table:style-name="Table5">
        <table:table-column table:style-name="Table5.A"/>
        <table:table-column table:style-name="Table5.B"/>
        <table:table-row>
          <table:table-cell table:style-name="Table5.A1" office:value-type="string">
            <text:p text:style-name="P3">Test</text:p>
          </table:table-cell>
          <table:table-cell table:style-name="Table5.A1" office:value-type="string">
            <text:p text:style-name="P3">Oordeel</text:p>
          </table:table-cell>
        </table:table-row>
        <table:table-row>
          <table:table-cell table:style-name="Table5.A1" office:value-type="string">
            <text:p text:style-name="P12"><text:bookmark text:name="docs-internal-guid-88dbc726-7fff-72a8-08a4-0d15546e4e0a Copy 4"/>Efficiency</text:p>
          </table:table-cell>
          <table:table-cell table:style-name="Table5.A1" office:value-type="string">
            <text:p text:style-name="P18">5</text:p>
          </table:table-cell>
        </table:table-row>
        <table:table-row>
          <table:table-cell table:style-name="Table5.A1" office:value-type="string">
            <text:p text:style-name="P12"><text:bookmark text:name="docs-internal-guid-eca75cb2-7fff-8b6f-8d7d-3e20b419e906 Copy 4"/>Correctness</text:p>
          </table:table-cell>
          <table:table-cell table:style-name="Table5.A1" office:value-type="string">
            <text:p text:style-name="P19">Geeft geen errors? Of het werkt moet onderzocht worden</text:p>
          </table:table-cell>
        </table:table-row>
        <table:table-row>
          <table:table-cell table:style-name="Table5.A1" office:value-type="string">
            <text:p text:style-name="P12"><text:bookmark text:name="docs-internal-guid-24daa9fc-7fff-a677-7043-4d226accc816 Copy 4"/>Completeness</text:p>
          </table:table-cell>
          <table:table-cell table:style-name="Table5.A1" office:value-type="string">
            <text:p text:style-name="P18">5</text:p>
          </table:table-cell>
        </table:table-row>
        <table:table-row>
          <table:table-cell table:style-name="Table5.A1" office:value-type="string">
            <text:p text:style-name="P12"><text:bookmark text:name="docs-internal-guid-d372e712-7fff-bdb8-87a9-3d6f8ff33c00 Copy 4"/>Maintainability</text:p>
          </table:table-cell>
          <table:table-cell table:style-name="Table5.A1" office:value-type="string">
            <text:p text:style-name="P18">5</text:p>
          </table:table-cell>
        </table:table-row>
        <table:table-row>
          <table:table-cell table:style-name="Table5.A1" office:value-type="string">
            <text:p text:style-name="P12"><text:bookmark text:name="docs-internal-guid-767dc8f9-7fff-d744-f1ad-f9c278bc222d Copy 4"/>Readability</text:p>
          </table:table-cell>
          <table:table-cell table:style-name="Table5.A1" office:value-type="string">
            <text:p text:style-name="P19">5</text:p>
          </table:table-cell>
        </table:table-row>
        <table:table-row table:style-name="Table5.7">
          <table:table-cell table:style-name="Table5.A1" office:value-type="string">
            <text:p text:style-name="P12"><text:bookmark text:name="docs-internal-guid-401e456b-7fff-f0e6-c2f9-4abe815694f3 Copy 4"/>Vulnerability</text:p>
          </table:table-cell>
          <table:table-cell table:style-name="Table5.A1" office:value-type="string">
            <text:p text:style-name="P18">5</text:p>
          </table:table-cell>
        </table:table-row>
      </table:table>
      <text:p text:style-name="P8"/>
      <text:p text:style-name="P8"/>
      <text:p text:style-name="P5">Aanpassingen en redenering:</text:p>
      <text:p text:style-name="P5"/>
      <text:p text:style-name="P5"/>
      <text:p text:style-name="P10">Deze ronde worden de volgende aanpassingen gemaakt aan de prompt. </text:p>
      <text:p text:style-name="P7"/>
      <text:p text:style-name="P7">Maintainability:</text:p>
      <text:p text:style-name="P7">Vulnerability:</text:p>
      <text:p text:style-name="P7">Correctness:</text:p>
      <text:p text:style-name="P9"/>
      <text:p text:style-name="P10">worden allemaal beinvloed door het feit dat de imports niet correct worden gedaan.</text:p>
      <text:p text:style-name="P10"/>
      <text:p text:style-name="P10">Om dit aan te pakken word de volgende aanpassing gemaakt:</text:p>
      <text:p text:style-name="P7"><text:span text:style-name="T2"/></text:p>
      <text:p text:style-name="P10">zorg dat alleen de benoemde import wordt gedaan, en niet andere functies</text:p>
      <text:p text:style-name="P7"><text:span text:style-name="T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olgende prompt:</text:p>
      <text:p text:style-name="P5"><text:soft-page-break/></text:p>
      <text:p text:style-name="P14"><text:bookmark text:name="docs-internal-guid-0810e6e9-7fff-d6a1-44bf-c458e30473d7"/>Command:</text:p>
      <text:p text:style-name="P13">Create a workflow in the coding language: Branescript. Branescript is semanticly similiair to bash or lua.</text:p>
      <text:p text:style-name="P13">Content:</text:p>
      <text:p text:style-name="P13">that involves sharing data from Amy to Bob. The dataset to commit is named 'bobs_jedis', and the copied result should be named 'jedis'.</text:p>
      <text:p text:style-name="P13">Template</text:p>
      <text:p text:style-name="P13">Use the functions commit_result(), copy_result(), and println(). First you must import the function copy_results, use the example given below. Then comes #[on("")], this command needs to be on a seperate line, indicates on which node the function is executed, which in this case is Bob, always put as the second in the file. Ensure that the copy_result() function is called within the commit_result() function. The copy_result function still needs to be imported The Branescript workflow should be structured such that it executes on Bob's node. Do not import unneeded functions. Do not call extra functions. Ensure placement rules are followed. <text:span text:style-name="T1">Only import copy_results.</text:span></text:p>
      <text:p text:style-name="P13">Variables:</text:p>
      <text:p text:style-name="P15">“<text:span text:style-name="T3">bobs_jedis”, the new dataset name to commit</text:span></text:p>
      <text:p text:style-name="P15">“<text:span text:style-name="T3">jedis”, the new dataset name for copy result</text:span></text:p>
      <text:p text:style-name="P13">"bob", the name for the node in the on() function</text:p>
      <text:p text:style-name="P13">Examples:</text:p>
      <text:p text:style-name="P13">"how to execute data transfer in Branescript: commit_result("dataset_name", copy_result( new Data { name := "new_name" })); here only "dataset_name" and "new_name" are variables ,how to import a function in Branescript: import find;"</text:p>
      <text:p text:style-name="P5"/>
      <text:p text:style-name="P5"/>
      <text:p text:style-name="P5"/>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2T11:02:32.959137001</meta:creation-date>
    <dc:date>2024-06-13T18:31:51.020694034</dc:date>
    <meta:editing-duration>PT42M29S</meta:editing-duration>
    <meta:editing-cycles>7</meta:editing-cycles>
    <meta:generator>LibreOffice/24.2.4.2$Linux_X86_64 LibreOffice_project/d29029bfb700ea4a272da1366c5f5e7c14e351b5</meta:generator>
    <meta:document-statistic meta:table-count="5" meta:image-count="0" meta:object-count="0" meta:page-count="4" meta:paragraph-count="117" meta:word-count="426" meta:character-count="2939" meta:non-whitespace-character-count="2629"/>
  </office:meta>
</office:document-meta>
</file>